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6414" officeooo:paragraph-rsid="00016414"/>
    </style:style>
    <style:style style:name="P2" style:family="paragraph" style:parent-style-name="Standard">
      <style:text-properties officeooo:rsid="00016414" officeooo:paragraph-rsid="000182b5"/>
    </style:style>
    <style:style style:name="P3" style:family="paragraph" style:parent-style-name="Standard">
      <style:text-properties officeooo:rsid="000182b5" officeooo:paragraph-rsid="000182b5"/>
    </style:style>
    <style:style style:name="P4" style:family="paragraph" style:parent-style-name="Standard">
      <style:text-properties officeooo:rsid="00037304" officeooo:paragraph-rsid="00037304"/>
    </style:style>
    <style:style style:name="P5" style:family="paragraph" style:parent-style-name="Standard">
      <style:text-properties fo:font-size="10pt" officeooo:rsid="00037304" officeooo:paragraph-rsid="00037304" style:font-size-asian="10pt" style:font-size-complex="10pt"/>
    </style:style>
    <style:style style:name="P6" style:family="paragraph" style:parent-style-name="Standard">
      <style:text-properties fo:font-size="10pt" officeooo:rsid="00050d6d" officeooo:paragraph-rsid="00050d6d" style:font-size-asian="10pt" style:font-size-complex="10pt"/>
    </style:style>
    <style:style style:name="P7" style:family="paragraph" style:parent-style-name="Standard">
      <style:text-properties officeooo:rsid="00050d6d" officeooo:paragraph-rsid="00050d6d"/>
    </style:style>
    <style:style style:name="P8" style:family="paragraph" style:parent-style-name="Standard">
      <style:paragraph-properties fo:break-before="page"/>
      <style:text-properties officeooo:rsid="00050d6d" officeooo:paragraph-rsid="00050d6d"/>
    </style:style>
    <style:style style:name="P9" style:family="paragraph" style:parent-style-name="Standard">
      <style:text-properties fo:font-size="10pt" officeooo:rsid="00050d6d" officeooo:paragraph-rsid="00050d6d" style:font-size-asian="10pt" style:font-size-complex="10pt"/>
    </style:style>
    <style:style style:name="P10" style:family="paragraph" style:parent-style-name="Standard">
      <style:text-properties fo:font-size="10pt" officeooo:rsid="00050d6d" officeooo:paragraph-rsid="00089670" style:font-size-asian="10pt" style:font-size-complex="10pt"/>
    </style:style>
    <style:style style:name="P11" style:family="paragraph" style:parent-style-name="Standard">
      <style:text-properties fo:font-size="10pt" officeooo:rsid="00050d6d" officeooo:paragraph-rsid="000ac01d" style:font-size-asian="10pt" style:font-size-complex="10pt"/>
    </style:style>
    <style:style style:name="P12" style:family="paragraph" style:parent-style-name="Standard">
      <style:text-properties fo:font-size="10pt" officeooo:rsid="000bf15c" officeooo:paragraph-rsid="000bf15c" style:font-size-asian="10pt" style:font-size-complex="10pt"/>
    </style:style>
    <style:style style:name="P13" style:family="paragraph" style:parent-style-name="Standard">
      <style:text-properties fo:font-size="10pt" officeooo:rsid="00016414" officeooo:paragraph-rsid="00016414" style:font-size-asian="10pt" style:font-size-complex="10pt"/>
    </style:style>
    <style:style style:name="P14" style:family="paragraph" style:parent-style-name="Standard">
      <style:text-properties fo:color="#ff3333" fo:font-size="10pt" officeooo:rsid="00016414" officeooo:paragraph-rsid="00016414" style:font-size-asian="10pt" style:font-size-complex="10pt"/>
    </style:style>
    <style:style style:name="P15" style:family="paragraph" style:parent-style-name="Standard">
      <style:text-properties fo:color="#ff3333" fo:font-size="10pt" officeooo:rsid="000bf15c" officeooo:paragraph-rsid="000bf15c" style:font-size-asian="10pt" style:font-size-complex="10pt"/>
    </style:style>
    <style:style style:name="P16" style:family="paragraph" style:parent-style-name="Standard">
      <style:text-properties officeooo:paragraph-rsid="000ac01d"/>
    </style:style>
    <style:style style:name="P17" style:family="paragraph" style:parent-style-name="Standard">
      <style:text-properties officeooo:paragraph-rsid="000bf15c"/>
    </style:style>
    <style:style style:name="P18" style:family="paragraph" style:parent-style-name="Standard">
      <style:text-properties officeooo:rsid="00016414" officeooo:paragraph-rsid="00016414"/>
    </style:style>
    <style:style style:name="P19" style:family="paragraph" style:parent-style-name="Standard">
      <style:text-properties officeooo:rsid="000bf15c" officeooo:paragraph-rsid="000bf15c"/>
    </style:style>
    <style:style style:name="P20" style:family="paragraph" style:parent-style-name="Standard">
      <style:text-properties officeooo:rsid="00103446" officeooo:paragraph-rsid="00103446"/>
    </style:style>
    <style:style style:name="P21" style:family="paragraph" style:parent-style-name="Standard">
      <style:paragraph-properties fo:break-before="page"/>
      <style:text-properties officeooo:rsid="000bf15c" officeooo:paragraph-rsid="000bf15c"/>
    </style:style>
    <style:style style:name="P22" style:family="paragraph">
      <loext:graphic-properties draw:fill="solid" draw:fill-color="#cccccc"/>
    </style:style>
    <style:style style:name="T1" style:family="text">
      <style:text-properties officeooo:rsid="000182b5"/>
    </style:style>
    <style:style style:name="T2" style:family="text">
      <style:text-properties officeooo:rsid="00037304"/>
    </style:style>
    <style:style style:name="T3" style:family="text">
      <style:text-properties fo:color="#ff3333"/>
    </style:style>
    <style:style style:name="T4" style:family="text">
      <style:text-properties fo:color="#ff3333" fo:font-size="9pt" officeooo:rsid="00089670" style:font-size-asian="9pt" style:font-size-complex="9pt"/>
    </style:style>
    <style:style style:name="T5" style:family="text">
      <style:text-properties fo:color="#ff3333" fo:font-size="10pt" style:font-size-asian="10pt" style:font-size-complex="10pt"/>
    </style:style>
    <style:style style:name="T6" style:family="text">
      <style:text-properties fo:color="#ff3333" fo:font-size="10pt" officeooo:rsid="000ac01d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50d6d" style:font-size-asian="10pt" style:font-size-complex="10pt"/>
    </style:style>
    <style:style style:name="T9" style:family="text">
      <style:text-properties officeooo:rsid="000bf15c"/>
    </style:style>
    <style:style style:name="T10" style:family="text">
      <style:text-properties fo:color="#000000"/>
    </style:style>
    <style:style style:name="gr1" style:family="graphic">
      <style:graphic-properties draw:stroke="none" svg:stroke-color="#000000" draw:fill="solid" draw:fill-color="#cccccc" fo:min-height="4.8646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5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3.9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cccccc" fo:min-height="5.45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ción lógica de la base de datos</text:p>
      <text:p text:style-name="P1"/>
      <text:p text:style-name="P1"><text:tab/><text:span text:style-name="T1">tablespace</text:span> de s<text:span text:style-name="T1">i</text:span>stema</text:p>
      <text:p text:style-name="P1"><text:tab/><text:tab/><text:span text:style-name="T1">system</text:span></text:p>
      <text:p text:style-name="P1"><text:tab/><text:tab/><text:span text:style-name="T1">undo</text:span></text:p>
      <text:p text:style-name="P2"><text:s text:c="11"/><text:tab/><text:span text:style-name="T1">tablespace</text:span> de uso temporal</text:p>
      <text:p text:style-name="P1"><text:s text:c="12"/><text:tab/><text:span text:style-name="T1">temp</text:span></text:p>
      <text:p text:style-name="P2"><text:s text:c="12"/><text:span text:style-name="T1">tablespace</text:span> de datos</text:p>
      <text:p text:style-name="P1"><text:tab/><text:tab/><text:span text:style-name="T1">user01</text:span></text:p>
      <text:p text:style-name="P1"><text:tab/><text:tab/><text:span text:style-name="T1">user02</text:span></text:p>
      <text:p text:style-name="P1"><text:s text:c="24"/><text:span text:style-name="T1">userNN</text:span></text:p>
      <text:p text:style-name="P2"><text:s text:c="12"/><text:span text:style-name="T1">tablespace</text:span> de indices</text:p>
      <text:p text:style-name="P2"><text:tab/><text:tab/><text:span text:style-name="T1">index01</text:span></text:p>
      <text:p text:style-name="P2"><text:tab/><text:tab/><text:span text:style-name="T1">index02</text:span></text:p>
      <text:p text:style-name="P2"><text:tab/><text:tab/><text:span text:style-name="T1">indexNN</text:span></text:p>
      <text:p text:style-name="P2"><text:s text:c="2"/><text:tab/><text:span text:style-name="T1">Bitácoras</text:span></text:p>
      <text:p text:style-name="P2"><text:tab/><text:tab/><text:span text:style-name="T1">log1a</text:span></text:p>
      <text:p text:style-name="P3"><text:tab/><text:tab/>log2a</text:p>
      <text:p text:style-name="P3"><text:tab/><text:span text:style-name="T2">Parámetros</text:span></text:p>
      <text:p text:style-name="P3"><text:tab/><text:tab/><text:span text:style-name="T2">initXXX.ora</text:span></text:p>
      <text:p text:style-name="P3"/>
      <text:p text:style-name="P7">Explicar las razones de la distribución de la arquitectura lógica</text:p>
      <text:p text:style-name="P7"/>
      <text:p text:style-name="P7"><draw:frame text:anchor-type="paragraph" draw:z-index="0" draw:name="Shape1" draw:style-name="gr1" draw:text-style-name="P22" svg:width="6.9949in" svg:height="4.865in" svg:x="0in" svg:y="0.0083in"><draw:text-box><text:p>Explicación:</text:p></draw:text-box></draw:frame></text:p>
      <text:p text:style-name="P4"><text:soft-page-break/>2. Parámetros para la instancia</text:p>
      <text:p text:style-name="P4"/>
      <text:p text:style-name="P4"/>
      <text:p text:style-name="P4"><text:tab/>-- --------------------------------------------------------------------------------------------</text:p>
      <text:p text:style-name="P5"><text:tab/>db_name<text:tab/><text:tab/><text:tab/>=<text:tab/>'<text:span text:style-name="T3">XE</text:span>'</text:p>
      <text:p text:style-name="P5"><text:tab/>memory_target<text:tab/><text:tab/><text:tab/>=<text:tab/>1G</text:p>
      <text:p text:style-name="P5"><text:tab/>processes <text:tab/><text:tab/><text:tab/>= <text:tab/>150</text:p>
      <text:p text:style-name="P5"><text:tab/>audit_file_dest<text:tab/><text:tab/><text:tab/>=<text:tab/>'&lt;ORACLE_BASE&gt;/admin/orcl/adump'</text:p>
      <text:p text:style-name="P5"><text:tab/>audit_trail <text:tab/><text:tab/><text:tab/>='<text:tab/>db'</text:p>
      <text:p text:style-name="P5"><text:tab/>db_block_size<text:tab/><text:tab/><text:tab/>=<text:tab/>8192</text:p>
      <text:p text:style-name="P5"><text:tab/>db_domain<text:tab/><text:tab/><text:tab/>=<text:tab/>''</text:p>
      <text:p text:style-name="P5"><text:tab/>db_recovery_file_dest<text:tab/><text:tab/>=<text:tab/>'&lt;ORACLE_BASE&gt;/flash_recovery_area'</text:p>
      <text:p text:style-name="P5"><text:tab/>db_recovery_file_dest_size<text:tab/>=<text:tab/>2G</text:p>
      <text:p text:style-name="P5"><text:tab/>diagnostic_dest<text:tab/><text:tab/><text:tab/>=<text:tab/>'&lt;ORACLE_BASE&gt;'</text:p>
      <text:p text:style-name="P5"><text:tab/>dispatchers<text:tab/><text:tab/><text:tab/>=<text:tab/>'(PROTOCOL=TCP) (SERVICE=ORCLXDB)'</text:p>
      <text:p text:style-name="P5"><text:tab/>open_cursors<text:tab/><text:tab/><text:tab/>=<text:tab/>300</text:p>
      <text:p text:style-name="P5"><text:tab/>remote_login_passwordfile<text:tab/>=<text:tab/>'EXCLUSIVE'</text:p>
      <text:p text:style-name="P5"><text:tab/>undo_tablespace<text:tab/><text:tab/><text:tab/>=<text:tab/>'UNDOTBS1'</text:p>
      <text:p text:style-name="P5"><text:tab/>control_files <text:tab/><text:tab/><text:tab/>= <text:tab/>(<text:span text:style-name="T3">ora_control1, ora_control2</text:span>)</text:p>
      <text:p text:style-name="P5"><text:tab/>compatible <text:tab/><text:tab/><text:tab/>='<text:tab/>11.2.0'</text:p>
      <text:p text:style-name="P5"><text:s text:c="14"/>– ------------------------------------------------------------------------------------------------------------------</text:p>
      <text:p text:style-name="P3"/>
      <text:p text:style-name="P4">Explicar el uso de los parámetros seleccionados</text:p>
      <text:p text:style-name="P4"><draw:frame text:anchor-type="paragraph" draw:z-index="1" draw:name="Shape2" draw:style-name="gr2" draw:text-style-name="P22" svg:width="6.985in" svg:height="5.1043in" svg:x="0.0256in" svg:y="0.1555in"><draw:text-box><text:p>Explicación:</text:p></draw:text-box></draw:frame></text:p>
      <text:p text:style-name="P8">3. Archivo constructor de la base de datos: <text:s/><text:span text:style-name="T9">cosntructor.sql</text:span></text:p>
      <text:p text:style-name="P7"/>
      <text:p text:style-name="P6"><text:tab/>– --------------------------------------------------------------------------------------------------------</text:p>
      <text:p text:style-name="P16"><text:span text:style-name="T8"><text:tab/></text:span><text:span text:style-name="T5">startup nomount pfile=init</text:span><text:span text:style-name="T6">XXXX</text:span><text:span text:style-name="T5">.ora </text:span></text:p>
      <text:p text:style-name="P11"/>
      <text:p text:style-name="P11"><text:tab/>create database "&lt;nombre_bd&gt;"</text:p>
      <text:p text:style-name="P6"/>
      <text:p text:style-name="P6"><text:tab/>logfile <text:tab/>group 1 ('redo1.log') size 100M,</text:p>
      <text:p text:style-name="P6"><text:tab/><text:tab/> <text:s text:c="3"/>group 2 ('redo2.log') size 100M,</text:p>
      <text:p text:style-name="P6"><text:tab/><text:tab/></text:p>
      <text:p text:style-name="P6"><text:tab/>character set WE8ISO8859P1 national character set utf8</text:p>
      <text:p text:style-name="P6"/>
      <text:p text:style-name="P6"><text:tab/>datafile '<text:span text:style-name="T3">system.dbf</text:span>' size 500M autoextend on next 10M maxsize</text:p>
      <text:p text:style-name="P6"><text:tab/><text:tab/><text:tab/>unlimited extent management local</text:p>
      <text:p text:style-name="P6"/>
      <text:p text:style-name="P6"><text:tab/>sysaux datafile '<text:span text:style-name="T3">sysaux.dbf</text:span>' size 100M autoextend on next 10M</text:p>
      <text:p text:style-name="P6"><text:tab/><text:tab/><text:tab/>maxsize unlimited</text:p>
      <text:p text:style-name="P6"/>
      <text:p text:style-name="P6"><text:tab/>undo tablespace undotbs1 datafile '<text:span text:style-name="T3">undotbs1.dbf</text:span>' size 100M</text:p>
      <text:p text:style-name="P6"/>
      <text:p text:style-name="P6"><text:tab/>default temporary tablespace temp tempfile '<text:span text:style-name="T3">temp01.dbf</text:span>' size 100M;</text:p>
      <text:p text:style-name="P6"/>
      <text:p text:style-name="P6"><text:tab/>– <text:span text:style-name="T3">tablespaces adicionales para usaurios e índices</text:span></text:p>
      <text:p text:style-name="P10"><text:tab/><text:tab/><text:span text:style-name="T4">CREATE TABLESPACE &lt;nombre&gt; DATAFILE &lt;nombredatafile.dbf&gt;</text:span></text:p>
      <text:p text:style-name="P10"><text:span text:style-name="T4"><text:tab/><text:tab/><text:tab/>SIZE 10M AUTOEXTEND ON NEXT 10M MAXSIZE 100M ;</text:span></text:p>
      <text:p text:style-name="P6"/>
      <text:p text:style-name="P6"><text:tab/>– ----------------------------------------------------------------------------------------------------------</text:p>
      <text:p text:style-name="P6"/>
      <text:p text:style-name="P17"><text:span text:style-name="Teletype"><text:span text:style-name="T7"/></text:span></text:p>
      <text:p text:style-name="P12"/>
      <text:p text:style-name="P6"/>
      <text:p text:style-name="P6"><draw:frame text:anchor-type="paragraph" draw:z-index="2" draw:name="Shape3" draw:style-name="gr3" draw:text-style-name="P22" svg:width="7.0059in" svg:height="3.937in" svg:x="0.0047in" svg:y="0.3602in"><draw:text-box><text:p>Explicación</text:p></draw:text-box></draw:frame>Explicar los parámetros de creación de los tablespaces</text:p>
      <text:p text:style-name="P21">4. Ejecutar el archivo constructor</text:p>
      <text:p text:style-name="P1"/>
      <text:p text:style-name="P1"/>
      <text:p text:style-name="P13">&gt;connect sys/root as sysdba <text:tab/><text:tab/><text:tab/><text:tab/>– conectado como administrador</text:p>
      <text:p text:style-name="P13"><text:s text:c="46"/><text:tab/><text:tab/><text:tab/><text:tab/>– a la instancia activa</text:p>
      <text:p text:style-name="P13"/>
      <text:p text:style-name="P13">&gt; shutdown <text:s text:c="26"/><text:tab/><text:tab/><text:tab/><text:tab/>– bajar la base de datos</text:p>
      <text:p text:style-name="P13"/>
      <text:p text:style-name="P13">&gt;connect sys/root as sysdba <text:s text:c="37"/>– conectar a una instancia inactiva</text:p>
      <text:p text:style-name="P13"/>
      <text:p text:style-name="P13"/>
      <text:p text:style-name="P13"/>
      <text:p text:style-name="P14">&gt;@ <text:s/>/…./…./constructor.sql</text:p>
      <text:p text:style-name="P14">&gt;@ <text:s/>/…./..../catalog.sql</text:p>
      <text:p text:style-name="P14">&gt;@ <text:s/>/..../…/catproc.sql</text:p>
      <text:p text:style-name="P14"/>
      <text:p text:style-name="P15"><text:span text:style-name="T10">Abrir la base de datos para uso público:</text:span> alter database open</text:p>
      <text:p text:style-name="P1"/>
      <text:p text:style-name="P1"/>
      <text:p text:style-name="P19">Explique el uso de los archivos constructor, catalog y catproc</text:p>
      <text:p text:style-name="P19"/>
      <text:p text:style-name="P19"><draw:frame text:anchor-type="paragraph" draw:z-index="3" draw:name="Shape4" draw:style-name="gr4" draw:text-style-name="P22" svg:width="6.985in" svg:height="5.4559in" svg:x="0.0571in" svg:y="0.0528in"><draw:text-box><text:p>Explicación:</text:p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0">Referencias adicionales</text:p>
      <text:p text:style-name="P20"/>
      <text:p text:style-name="P20"><text:a xlink:type="simple" xlink:href="https://www.bnl.gov/phobos/detectors/computing/orant/doc/database.804/a55928/ch9.htm#1004964" text:style-name="Internet_20_link" text:visited-style-name="Visited_20_Internet_20_Link">https://www.bnl.gov/phobos/detectors/computing/orant/doc/database.804/a55928/ch9.htm#1004964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42:14.297578512</meta:creation-date>
    <meta:editing-duration>PT36M32S</meta:editing-duration>
    <meta:editing-cycles>9</meta:editing-cycles>
    <meta:generator>LibreOffice/5.1.6.2$Linux_X86_64 LibreOffice_project/10m0$Build-2</meta:generator>
    <dc:date>2017-09-18T21:19:16.575271179</dc:date>
    <meta:document-statistic meta:table-count="0" meta:image-count="0" meta:object-count="0" meta:page-count="5" meta:paragraph-count="71" meta:word-count="273" meta:character-count="2846" meta:non-whitespace-character-count="2316"/>
  </office:meta>
</office:document-meta>
</file>